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 svg:font-family="Roboto-Regular, helvetica, arial, sans-serif"/>
    <style:font-face style:name="Roboto" svg:font-family="Roboto, arial, sans-serif"/>
    <style:font-face style:name="TyponineSans Monospace Regular 4" svg:font-family="'TyponineSans Monospace Regular 4', 'TyponineSans Monospace Light 5'"/>
    <style:font-face style:name="TyponineSans Regular 18" svg:font-family="'TyponineSans Regular 18', 'Lucida Grande', Lucida, Verdana, sans-serif"/>
    <style:font-face style:name="F" svg:font-family="" style:font-family-generic="roman"/>
    <style:font-face style:name="Arial1" svg:font-family="Arial"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 svg:font-family="NSimSun" style:font-family-generic="modern" style:font-pitch="fixed"/>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9778in" fo:margin-left="0.2125in" table:align="left"/>
    </style:style>
    <style:style style:name="Table1.A" style:family="table-column">
      <style:table-column-properties style:column-width="0.3722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2" style:family="table">
      <style:table-properties style:width="2.9778in" fo:margin-left="0.2125in" table:align="left"/>
    </style:style>
    <style:style style:name="Table2.A" style:family="table-column">
      <style:table-column-properties style:column-width="0.3722in"/>
    </style:style>
    <style:style style:name="Table2.A1" style:family="table-cell">
      <style:table-cell-properties fo:padding="0.0382in" fo:border-left="0.05pt solid #000000" fo:border-right="none" fo:border-top="0.05pt solid #000000" fo:border-bottom="none"/>
    </style:style>
    <style:style style:name="Table2.H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paragraph-rsid="00084827"/>
    </style:style>
    <style:style style:name="P2" style:family="paragraph" style:parent-style-name="Heading">
      <style:text-properties officeooo:rsid="000b84a9" officeooo:paragraph-rsid="000b84a9"/>
    </style:style>
    <style:style style:name="P3" style:family="paragraph" style:parent-style-name="Text_20_body">
      <style:text-properties officeooo:rsid="0005fbbe" officeooo:paragraph-rsid="0005fbbe"/>
    </style:style>
    <style:style style:name="P4" style:family="paragraph" style:parent-style-name="Text_20_body">
      <style:text-properties officeooo:rsid="0005fbbe" officeooo:paragraph-rsid="00084827"/>
    </style:style>
    <style:style style:name="P5" style:family="paragraph" style:parent-style-name="Text_20_body">
      <style:text-properties officeooo:rsid="0005fbbe" officeooo:paragraph-rsid="0009b12b"/>
    </style:style>
    <style:style style:name="P6" style:family="paragraph" style:parent-style-name="Text_20_body">
      <style:text-properties officeooo:rsid="0009b12b" officeooo:paragraph-rsid="0009b12b"/>
    </style:style>
    <style:style style:name="P7" style:family="paragraph" style:parent-style-name="Text_20_body">
      <style:text-properties officeooo:rsid="000b84a9" officeooo:paragraph-rsid="000b84a9"/>
    </style:style>
    <style:style style:name="P8" style:family="paragraph" style:parent-style-name="Text_20_body">
      <style:text-properties officeooo:rsid="000b84a9" officeooo:paragraph-rsid="00105d81"/>
    </style:style>
    <style:style style:name="P9" style:family="paragraph" style:parent-style-name="Text_20_body">
      <style:text-properties officeooo:paragraph-rsid="0011a896"/>
    </style:style>
    <style:style style:name="P10" style:family="paragraph" style:parent-style-name="Text_20_body">
      <style:text-properties officeooo:paragraph-rsid="00132ac0"/>
    </style:style>
    <style:style style:name="P11" style:family="paragraph" style:parent-style-name="Text_20_body">
      <style:text-properties officeooo:paragraph-rsid="00148407"/>
    </style:style>
    <style:style style:name="P12" style:family="paragraph" style:parent-style-name="Title">
      <style:text-properties officeooo:rsid="0009f905" officeooo:paragraph-rsid="0009f905"/>
    </style:style>
    <style:style style:name="P13" style:family="paragraph" style:parent-style-name="Table_20_Contents">
      <style:text-properties fo:color="#0066ff" fo:font-size="16pt" officeooo:rsid="00084827" officeooo:paragraph-rsid="00084827" style:font-size-asian="16pt" style:font-size-complex="16pt"/>
    </style:style>
    <style:style style:name="P14" style:family="paragraph" style:parent-style-name="Table_20_Contents">
      <style:text-properties fo:color="#0066ff" fo:font-size="16pt" officeooo:paragraph-rsid="00084827" style:font-size-asian="16pt" style:font-size-complex="16pt"/>
    </style:style>
    <style:style style:name="P15" style:family="paragraph" style:parent-style-name="Table_20_Contents">
      <style:text-properties fo:font-size="16pt" officeooo:rsid="00084827" officeooo:paragraph-rsid="00084827" style:font-size-asian="16pt" style:font-size-complex="16pt"/>
    </style:style>
    <style:style style:name="P16" style:family="paragraph" style:parent-style-name="Table_20_Contents">
      <style:text-properties fo:font-size="16pt" officeooo:rsid="0009b12b" officeooo:paragraph-rsid="0009b12b" style:font-size-asian="16pt" style:font-size-complex="16pt"/>
    </style:style>
    <style:style style:name="P17" style:family="paragraph" style:parent-style-name="Table_20_Contents">
      <style:text-properties fo:font-size="16pt" officeooo:rsid="0009f905" officeooo:paragraph-rsid="0009f905" style:font-size-asian="16pt" style:font-size-complex="16pt"/>
    </style:style>
    <style:style style:name="P18" style:family="paragraph">
      <style:text-properties style:font-name="F" fo:font-size="12pt" fo:font-weight="normal" style:font-weight-asian="normal" style:font-weight-complex="normal"/>
    </style:style>
    <style:style style:name="P19" style:family="paragraph">
      <loext:graphic-properties draw:fill="none" draw:fill-color="#ffffff"/>
      <style:text-properties style:font-name="F" fo:font-size="12pt" fo:font-weight="normal" style:font-weight-asian="normal" style:font-weight-complex="normal"/>
    </style:style>
    <style:style style:name="P20" style:family="paragraph">
      <style:text-properties style:font-name="F" fo:font-size="12pt"/>
    </style:style>
    <style:style style:name="P21"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07f98f" style:font-weight-asian="normal" style:font-weight-complex="normal"/>
    </style:style>
    <style:style style:name="T3" style:family="text">
      <style:text-properties fo:font-weight="normal" officeooo:rsid="00084827" style:font-weight-asian="normal" style:font-weight-complex="normal"/>
    </style:style>
    <style:style style:name="T4" style:family="text">
      <style:text-properties fo:font-weight="normal" officeooo:rsid="0009b12b" style:font-weight-asian="normal" style:font-weight-complex="normal"/>
    </style:style>
    <style:style style:name="T5" style:family="text">
      <style:text-properties fo:font-weight="normal" officeooo:rsid="0009f905" style:font-weight-asian="normal" style:font-weight-complex="normal"/>
    </style:style>
    <style:style style:name="T6" style:family="text">
      <style:text-properties fo:font-weight="normal" officeooo:rsid="000cee85" style:font-weight-asian="normal" style:font-weight-complex="normal"/>
    </style:style>
    <style:style style:name="T7" style:family="text">
      <style:text-properties fo:font-weight="normal" officeooo:rsid="000e2097" style:font-weight-asian="normal" style:font-weight-complex="normal"/>
    </style:style>
    <style:style style:name="T8" style:family="text">
      <style:text-properties fo:font-weight="normal" officeooo:rsid="000f8144" style:font-weight-asian="normal" style:font-weight-complex="normal"/>
    </style:style>
    <style:style style:name="T9" style:family="text">
      <style:text-properties fo:font-weight="normal" officeooo:rsid="000f83de" style:font-weight-asian="normal" style:font-weight-complex="normal"/>
    </style:style>
    <style:style style:name="T10" style:family="text">
      <style:text-properties fo:font-weight="normal" officeooo:rsid="00105d81" style:font-weight-asian="normal" style:font-weight-complex="normal"/>
    </style:style>
    <style:style style:name="T11" style:family="text">
      <style:text-properties officeooo:rsid="00084827"/>
    </style:style>
    <style:style style:name="T12" style:family="text">
      <style:text-properties style:text-position="super 58%"/>
    </style:style>
    <style:style style:name="T13" style:family="text">
      <style:text-properties style:text-position="super 58%" officeooo:rsid="00084827"/>
    </style:style>
    <style:style style:name="T14" style:family="text">
      <style:text-properties style:text-position="super 58%" fo:font-weight="normal" officeooo:rsid="00084827" style:font-weight-asian="normal" style:font-weight-complex="normal"/>
    </style:style>
    <style:style style:name="T15" style:family="text">
      <style:text-properties style:text-position="super 58%" fo:font-weight="normal" officeooo:rsid="000f83de" style:font-weight-asian="normal" style:font-weight-complex="normal"/>
    </style:style>
    <style:style style:name="T16" style:family="text">
      <style:text-properties style:text-position="super 58%" fo:font-weight="normal" officeooo:rsid="000cee85" style:font-weight-asian="normal" style:font-weight-complex="normal"/>
    </style:style>
    <style:style style:name="T17" style:family="text">
      <style:text-properties style:text-position="super 58%" fo:font-weight="normal" officeooo:rsid="00105d81" style:font-weight-asian="normal" style:font-weight-complex="normal"/>
    </style:style>
    <style:style style:name="T18" style:family="text">
      <style:text-properties fo:font-style="italic" fo:font-weight="normal" officeooo:rsid="0009f905" style:font-style-asian="italic" style:font-weight-asian="normal" style:font-style-complex="italic" style:font-weight-complex="normal"/>
    </style:style>
    <style:style style:name="T19" style:family="text">
      <style:text-properties fo:font-style="normal" fo:font-weight="normal" officeooo:rsid="0009f905" style:font-style-asian="normal" style:font-weight-asian="normal" style:font-style-complex="normal" style:font-weight-complex="normal"/>
    </style:style>
    <style:style style:name="T20" style:family="text">
      <style:text-properties fo:font-variant="normal" fo:text-transform="none" fo:color="#222222" style:text-position="0% 100%" style:font-name="Liberation Serif" fo:font-size="12pt" fo:letter-spacing="normal" fo:font-style="normal" fo:font-weight="normal" officeooo:rsid="0011a896" style:font-size-asian="12pt" style:font-weight-asian="normal" style:font-size-complex="12pt" style:font-weight-complex="normal"/>
    </style:style>
    <style:style style:name="T21" style:family="text">
      <style:text-properties fo:font-variant="normal" fo:text-transform="none" fo:color="#000000" style:text-position="0% 100%" style:font-name="Liberation Serif" fo:font-size="12pt" fo:letter-spacing="normal" fo:font-style="normal" fo:font-weight="normal" officeooo:rsid="0011a896" style:font-size-asian="12pt" style:font-weight-asian="normal" style:font-size-complex="12pt" style:font-weight-complex="normal"/>
    </style:style>
    <style:style style:name="T22" style:family="text">
      <style:text-properties fo:font-variant="normal" fo:text-transform="none" fo:color="#000000" style:text-position="0% 100%" style:font-name="Liberation Serif" fo:font-size="12pt" fo:letter-spacing="normal" fo:font-style="normal" fo:font-weight="normal" officeooo:rsid="00105d81" style:font-size-asian="12pt" style:font-weight-asian="normal" style:font-size-complex="12pt" style:font-weight-complex="normal"/>
    </style:style>
    <style:style style:name="T23" style:family="text">
      <style:text-properties fo:font-variant="normal" fo:text-transform="none" fo:color="#000000" style:text-position="0% 100%" style:font-name="Liberation Serif" fo:font-size="12pt" fo:letter-spacing="normal" fo:font-style="normal" fo:font-weight="normal" officeooo:rsid="00132ac0" style:font-size-asian="12pt" style:font-weight-asian="normal" style:font-size-complex="12pt" style:font-weight-complex="normal"/>
    </style:style>
    <style:style style:name="T24" style:family="text">
      <style:text-properties fo:font-variant="normal" fo:text-transform="none" fo:color="#3399ff" style:text-position="0% 100%" style:font-name="Liberation Serif" fo:font-size="12pt" fo:letter-spacing="normal" fo:font-style="normal" fo:font-weight="bold" officeooo:rsid="00132ac0" style:font-size-asian="12pt" style:font-weight-asian="bold" style:font-size-complex="12pt" style:font-weight-complex="bold"/>
    </style:style>
    <style:style style:name="T25" style:family="text">
      <style:text-properties fo:color="#000000" fo:font-weight="normal" officeooo:rsid="000cee85" style:font-weight-asian="normal" style:font-weight-complex="normal"/>
    </style:style>
    <style:style style:name="T26" style:family="text">
      <style:text-properties fo:color="#000000" fo:font-weight="normal" officeooo:rsid="000f83de" style:font-weight-asian="normal" style:font-weight-complex="normal"/>
    </style:style>
    <style:style style:name="T27" style:family="text">
      <style:text-properties fo:color="#000000" fo:font-weight="normal" officeooo:rsid="00105d81" style:font-weight-asian="normal" style:font-weight-complex="normal"/>
    </style:style>
    <style:style style:name="T28" style:family="text">
      <style:text-properties fo:color="#3399ff" fo:font-weight="bold" style:font-weight-asian="bold" style:font-weight-complex="bold"/>
    </style:style>
    <style:style style:name="T29" style:family="text">
      <style:text-properties fo:color="#3399ff" fo:font-weight="bold" officeooo:rsid="000cee85" style:font-weight-asian="bold" style:font-weight-complex="bold"/>
    </style:style>
    <style:style style:name="T30" style:family="text">
      <style:text-properties fo:color="#3399ff" fo:font-weight="bold" officeooo:rsid="000f83de" style:font-weight-asian="bold" style:font-weight-complex="bold"/>
    </style:style>
    <style:style style:name="T31" style:family="text">
      <style:text-properties fo:color="#3399ff" fo:font-weight="bold" officeooo:rsid="00105d81" style:font-weight-asian="bold" style:font-weight-complex="bold"/>
    </style:style>
    <style:style style:name="T32" style:family="text">
      <style:text-properties fo:color="#3399ff" fo:font-weight="normal" officeooo:rsid="000cee85" style:font-weight-asian="normal" style:font-weight-complex="normal"/>
    </style:style>
    <style:style style:name="T33" style:family="text">
      <style:text-properties style:text-position="0% 100%" fo:font-weight="normal" officeooo:rsid="000f83de" style:font-weight-asian="normal" style:font-weight-complex="normal"/>
    </style:style>
    <style:style style:name="T34" style:family="text">
      <style:text-properties style:text-position="0% 100%" fo:font-weight="normal" officeooo:rsid="0011a896" style:font-weight-asian="normal" style:font-weight-complex="normal"/>
    </style:style>
    <style:style style:name="T35" style:family="text">
      <style:text-properties style:font-name="F" fo:font-size="12pt" fo:font-weight="normal" style:font-weight-asian="normal" style:font-weight-complex="normal"/>
    </style:style>
    <style:style style:name="T36" style:family="text">
      <style:text-properties style:text-position="25% 58%" style:font-name="F" fo:font-size="12pt" fo:font-weight="normal" style:font-weight-asian="normal" style:font-weight-complex="normal"/>
    </style:style>
    <style:style style:name="T37" style:family="text">
      <style:text-properties style:font-name="F" fo:font-size="12pt"/>
    </style:style>
    <style:style style:name="T38" style:family="text">
      <style:text-properties style:text-position="25% 58%" style:font-name="F" fo:font-size="12pt"/>
    </style:style>
    <style:style style:name="gr1" style:family="graphic">
      <style:graphic-properties draw:stroke="none" svg:stroke-color="#000000" draw:fill="none" draw:fill-color="#ffffff" fo:min-height="0.8335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231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emory and Types</text:p>
      <text:p text:style-name="P3"><text:span text:style-name="T1"/></text:p>
      <text:p text:style-name="P4"><text:span text:style-name="T1">If you’re new to programming, than the concepts of variable types is likely new to you as well. </text:span><text:span text:style-name="T2">In this lecture, we’ll look at how the Arduino allocates memory for each variable type, and how it interprets the value it saves based on the variable type. </text:span><text:span text:style-name="T5">In this lecture you’ll learn how computers really do use 1 and zeros to represent almost </text:span><text:span text:style-name="T18">anything</text:span><text:span text:style-name="T19">. </text:span></text:p>
      <text:p text:style-name="P1">Bits and Bytes</text:p>
      <text:p text:style-name="P4"><text:span text:style-name="T2"><text:line-break/>Lets start at the most basic level: bit logic. A bit can either be 0 or 1; there are no other possible values. This is what is known as a binary system. A bit by itself can only be used to express two possible </text:span><text:span text:style-name="T3">numbers</text:span><text:span text:style-name="T2">, but when we combine them together into groups, we can express far more </text:span><text:span text:style-name="T3">numbers</text:span><text:span text:style-name="T2">. </text:span><text:span text:style-name="T9">The number of numbers we can express with a group of bits is equal to 2</text:span><text:span text:style-name="T15">n </text:span><text:span text:style-name="T33">where n is the number of bits. For instance, an 8 bit number can express 2</text:span><text:span text:style-name="T15">8 </text:span><text:span text:style-name="T33">or 256 possible numbers. </text:span><text:span text:style-name="T2"><text:line-break/><text:line-break/>The most common grouping of bits is to put 8 of them together. We refer to this grouping as a byte. Now, instead of only being able to express 2 possible </text:span><text:span text:style-name="T5">numbers</text:span><text:span text:style-name="T2">, we can express 256 possible </text:span><text:span text:style-name="T5">numbers</text:span><text:span text:style-name="T2">. </text:span><text:span text:style-name="T3">We do this by giving each position in the bit a different multiplier based on some power of 2. </text:span></text:p>
      <table:table table:name="Table1" table:style-name="Table1">
        <table:table-column table:style-name="Table1.A" table:number-columns-repeated="8"/>
        <table:table-row>
          <table:table-cell table:style-name="Table1.A1" office:value-type="string">
            <text:p text:style-name="P13">2<text:span text:style-name="T12">0</text:span></text:p>
          </table:table-cell>
          <table:table-cell table:style-name="Table1.A1" office:value-type="string">
            <text:p text:style-name="P14"><text:span text:style-name="T11">2</text:span><text:span text:style-name="T13">1</text:span></text:p>
          </table:table-cell>
          <table:table-cell table:style-name="Table1.A1" office:value-type="string">
            <text:p text:style-name="P13">2<text:span text:style-name="T12">2</text:span></text:p>
          </table:table-cell>
          <table:table-cell table:style-name="Table1.A1" office:value-type="string">
            <text:p text:style-name="P13">2<text:span text:style-name="T12">3</text:span></text:p>
          </table:table-cell>
          <table:table-cell table:style-name="Table1.A1" office:value-type="string">
            <text:p text:style-name="P13">2<text:span text:style-name="T12">4</text:span></text:p>
          </table:table-cell>
          <table:table-cell table:style-name="Table1.A1" office:value-type="string">
            <text:p text:style-name="P13">2<text:span text:style-name="T12">5</text:span></text:p>
          </table:table-cell>
          <table:table-cell table:style-name="Table1.A1" office:value-type="string">
            <text:p text:style-name="P13">2<text:span text:style-name="T12">6</text:span></text:p>
          </table:table-cell>
          <table:table-cell table:style-name="Table1.H1" office:value-type="string">
            <text:p text:style-name="P13">2<text:span text:style-name="T12">7</text:span></text:p>
          </table:table-cell>
        </table:table-row>
      </table:table>
      <text:p text:style-name="P4"><text:span text:style-name="T3"/></text:p>
      <text:p text:style-name="P4"><text:span text:style-name="T3">We then add all these bits together to get some value for the byte. For instance, lets say we wanted to use a byte to save the number 83. We could express that as the following byte: </text:span></text:p>
      <table:table table:name="Table2" table:style-name="Table2">
        <table:table-column table:style-name="Table2.A" table:number-columns-repeated="8"/>
        <table:table-row>
          <table:table-cell table:style-name="Table2.A1" office:value-type="string">
            <text:p text:style-name="P13">2<text:span text:style-name="T12">0</text:span></text:p>
          </table:table-cell>
          <table:table-cell table:style-name="Table2.A1" office:value-type="string">
            <text:p text:style-name="P14"><text:span text:style-name="T11">2</text:span><text:span text:style-name="T13">1</text:span></text:p>
          </table:table-cell>
          <table:table-cell table:style-name="Table2.A1" office:value-type="string">
            <text:p text:style-name="P13">2<text:span text:style-name="T12">2</text:span></text:p>
          </table:table-cell>
          <table:table-cell table:style-name="Table2.A1" office:value-type="string">
            <text:p text:style-name="P13">2<text:span text:style-name="T12">3</text:span></text:p>
          </table:table-cell>
          <table:table-cell table:style-name="Table2.A1" office:value-type="string">
            <text:p text:style-name="P13">2<text:span text:style-name="T12">4</text:span></text:p>
          </table:table-cell>
          <table:table-cell table:style-name="Table2.A1" office:value-type="string">
            <text:p text:style-name="P13">2<text:span text:style-name="T12">5</text:span></text:p>
          </table:table-cell>
          <table:table-cell table:style-name="Table2.A1" office:value-type="string">
            <text:p text:style-name="P13">2<text:span text:style-name="T12">6</text:span></text:p>
          </table:table-cell>
          <table:table-cell table:style-name="Table2.H1" office:value-type="string">
            <text:p text:style-name="P13">2<text:span text:style-name="T12">7</text:span></text:p>
          </table:table-cell>
        </table:table-row>
        <table:table-row>
          <table:table-cell table:style-name="Table2.A2" office:value-type="string">
            <text:p text:style-name="P15">1</text:p>
          </table:table-cell>
          <table:table-cell table:style-name="Table2.A2" office:value-type="string">
            <text:p text:style-name="P16">1</text:p>
          </table:table-cell>
          <table:table-cell table:style-name="Table2.A2" office:value-type="string">
            <text:p text:style-name="P16">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1</text:p>
          </table:table-cell>
          <table:table-cell table:style-name="Table2.A2" office:value-type="string">
            <text:p text:style-name="P15">1</text:p>
          </table:table-cell>
          <table:table-cell table:style-name="Table2.H2" office:value-type="string">
            <text:p text:style-name="P17">0</text:p>
          </table:table-cell>
        </table:table-row>
      </table:table>
      <text:p text:style-name="P5"><text:span text:style-name="T3"><text:line-break/>Lets add up all those values to confirm that our expression is valid:</text:span></text:p>
      <text:p text:style-name="P5"><draw:frame text:anchor-type="paragraph" draw:z-index="0" draw:name="Shape1" draw:style-name="gr1" draw:text-style-name="P19" svg:width="0.8622in" svg:height="0.8335in" svg:x="0.0382in" svg:y="-0.048in"><draw:text-box><text:p text:style-name="P18"><text:span text:style-name="T35">2</text:span><text:span text:style-name="T36">0 </text:span><text:span text:style-name="T35">x 1 = 1</text:span><text:span text:style-name="T35"><text:line-break/></text:span><text:span text:style-name="T35">2</text:span><text:span text:style-name="T36">1 </text:span><text:span text:style-name="T35">x 0 = 0</text:span><text:span text:style-name="T35"><text:line-break/></text:span><text:span text:style-name="T35">2</text:span><text:span text:style-name="T36">2 </text:span><text:span text:style-name="T35">x 1 = 2</text:span><text:span text:style-name="T35"><text:line-break/></text:span><text:span text:style-name="T35">2</text:span><text:span text:style-name="T36">3 </text:span><text:span text:style-name="T35">x 0 = 0</text:span></text:p></draw:text-box></draw:frame><draw:frame text:anchor-type="paragraph" draw:z-index="1" draw:name="Shape2" draw:style-name="gr2" draw:text-style-name="P21" svg:width="1.6004in" svg:height="1.2315in" svg:x="0.9661in" svg:y="-0.0382in"><draw:text-box><text:p text:style-name="P20"><text:span text:style-name="T37">2</text:span><text:span text:style-name="T38">4 </text:span><text:span text:style-name="T37">x 0 = 16</text:span><text:span text:style-name="T37"><text:line-break/></text:span><text:span text:style-name="T37">2</text:span><text:span text:style-name="T38">5 </text:span><text:span text:style-name="T37">x 1 = 0</text:span><text:span text:style-name="T37"><text:line-break/></text:span><text:span text:style-name="T37">2</text:span><text:span text:style-name="T38">6 </text:span><text:span text:style-name="T37">x 1 = 64</text:span><text:span text:style-name="T37"><text:line-break/></text:span><text:span text:style-name="T37">2</text:span><text:span text:style-name="T38">7 </text:span><text:span text:style-name="T37">x 0 = 0</text:span></text:p></draw:text-box></draw:frame><text:span text:style-name="T4"/></text:p>
      <text:p text:style-name="P5"><text:span text:style-name="T4"/></text:p>
      <text:p text:style-name="P5"><text:span text:style-name="T4"/></text:p>
      <text:p text:style-name="P6"><text:span text:style-name="T2">6</text:span><text:span text:style-name="T1">4+16+2+1 = 83</text:span></text:p>
      <text:p text:style-name="P6"><text:span text:style-name="T1"/></text:p>
      <text:p text:style-name="P2"><text:soft-page-break/><text:span text:style-name="T1">Data Types</text:span></text:p>
      <text:p text:style-name="Text_20_body">Now that we have some understanding of how we allocate memory to store numbers, lets look at some of the data types we use on the Arduino, and how it stores the numbers into memory.<text:line-break/><text:line-break/><text:span text:style-name="T28">boolean</text:span> (1 byte) – This data type that can only be either true or false. Strictly speaking, we really only need a single bit to be able to express these two possible states. However, since most memory is allocated in bytes, we use a whole byte to store this data type.<text:line-break/> <text:line-break/><text:span text:style-name="T30">i</text:span><text:span text:style-name="T28">nt</text:span> (2 byte) – This data type represents an integer number. Since we are using 16-bits (2 bytes) to store this number, we get a total of 216 (<text:span text:style-name="T26">65,536) possible numbers. We let these numbers range from -32,768 to 32,767. </text:span></text:p>
      <text:p text:style-name="P8"><text:span text:style-name="T31">unsigned int</text:span><text:span text:style-name="T6"> (2 byte) – This data type represents an integer number. Since we are using 16-bits (2 bytes) to store this number, we get a total of 2</text:span><text:span text:style-name="T16">16</text:span><text:span text:style-name="T6"> (</text:span><text:span text:style-name="T26">65,536) possible numbers. </text:span><text:span text:style-name="T27">This time, we only use positive numbers and let them range from 0 to 65,536.</text:span></text:p>
      <text:p text:style-name="P9"><text:span text:style-name="T31">long</text:span><text:span text:style-name="T10"> (4 byte) – This is a data type that represents an integer number. We are using 32-bits (4 bytes) to store this number, so we get a total of 2</text:span><text:span text:style-name="T17">32 <text:s/></text:span><text:span text:style-name="T34">(</text:span><text:span text:style-name="T20">4,294,967,296). </text:span><text:span text:style-name="T21">We let these numbers range from from -2,147,483,648 to 2,147,483,647. </text:span></text:p>
      <text:p text:style-name="P10"><text:span text:style-name="T24">float</text:span><text:span text:style-name="T22"> (4 byte) – </text:span><text:span text:style-name="T23">This is a data type that represents a number with a decimal place. The float type allows about 6-7 digits of decimal precision depending on much precision is used for the part of the number to the left of the decimal. </text:span></text:p>
      <text:p text:style-name="P11"><text:span text:style-name="T29">char</text:span><text:span text:style-name="T32"> </text:span><text:span text:style-name="T6">(</text:span><text:span text:style-name="T25">1 byte</text:span><text:span text:style-name="T6">) – This </text:span><text:span text:style-name="T8">data</text:span><text:span text:style-name="T6"> type is used to represent a single character. </text:span><text:span text:style-name="T7">Of course, we only store numbers in bytes, so we use a system called ASCII (American Standard Code for Information Interchange) to map those values to letters. For instance, the character ‘A’ happens to correspond with the value 65. </text:span><text:span text:style-name="T8">Casting a variable as a char is what tells the Arduino to use the ASCII translation instead of leaving it as a number. <text:line-break/></text:span></text:p>
      <text:p text:style-name="P11"><text:span text:style-name="T8"><text:line-break/></text:span><text:span text:style-name="T7"><text:line-break/><text:line-break/></text:span></text:p>
      <text:p text:style-name="P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Regular" svg:font-family="Roboto-Regular, helvetica, arial, sans-serif"/>
    <style:font-face style:name="Roboto" svg:font-family="Roboto, arial, sans-serif"/>
    <style:font-face style:name="TyponineSans Monospace Regular 4" svg:font-family="'TyponineSans Monospace Regular 4', 'TyponineSans Monospace Light 5'"/>
    <style:font-face style:name="TyponineSans Regular 18" svg:font-family="'TyponineSans Regular 18', 'Lucida Grande', Lucida, Verdana, sans-serif"/>
    <style:font-face style:name="F" svg:font-family="" style:font-family-generic="roman"/>
    <style:font-face style:name="Arial1" svg:font-family="Arial"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 svg:font-family="NSimSun" style:font-family-generic="modern" style:font-pitch="fixed"/>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20:32:06.129000000</meta:creation-date>
    <dc:date>2017-03-20T23:18:21.117000000</dc:date>
    <meta:editing-duration>PT2M20S</meta:editing-duration>
    <meta:editing-cycles>1</meta:editing-cycles>
    <meta:document-statistic meta:table-count="2" meta:image-count="0" meta:object-count="0" meta:page-count="2" meta:paragraph-count="38" meta:word-count="630" meta:character-count="3296" meta:non-whitespace-character-count="2678"/>
    <meta:generator>LibreOffice/5.2.1.2$Windows_x86 LibreOffice_project/31dd62db80d4e60af04904455ec9c9219178d620</meta:generator>
  </office:meta>
</office:document-meta>
</file>